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8.414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307cm"/>
    </style:style>
    <style:style style:name="Table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2.699cm"/>
    </style:style>
    <style:style style:name="Tabla1.B" style:family="table-column">
      <style:table-column-properties style:column-width="8.414cm"/>
    </style:style>
    <style:style style:name="Tabla1.C" style:family="table-column">
      <style:table-column-properties style:column-width="3.175cm"/>
    </style:style>
    <style:style style:name="Tabla1.D" style:family="table-column">
      <style:table-column-properties style:column-width="3.307cm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8.414cm"/>
    </style:style>
    <style:style style:name="Tabla2.C" style:family="table-column">
      <style:table-column-properties style:column-width="3.175cm"/>
    </style:style>
    <style:style style:name="Tabla2.D" style:family="table-column">
      <style:table-column-properties style:column-width="3.307cm"/>
    </style:style>
    <style:style style:name="Tabla2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text-properties style:font-name="Liberation Sans" fo:language="es" fo:country="ES"/>
    </style:style>
    <style:style style:name="P3" style:family="paragraph" style:parent-style-name="Standard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Caso de uso</text:p>
          </table:table-cell>
          <table:table-cell table:style-name="Table1.B1" office:value-type="string">
            <text:p text:style-name="P2">Importar Encuesta</text:p>
          </table:table-cell>
          <table:table-cell table:style-name="Table1.A1" office:value-type="string">
            <text:p text:style-name="P2">Actor principal</text:p>
          </table:table-cell>
          <table:table-cell table:style-name="Table1.D1" office:value-type="string">
            <text:p text:style-name="P2">Usuario</text:p>
          </table:table-cell>
        </table:table-row>
        <table:table-row>
          <table:table-cell table:style-name="Table1.A2" table:number-columns-spanned="4" office:value-type="string">
            <text:p text:style-name="P2">Precondiciones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">-El formato es compatible con el programa. 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Disparador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">-El usuario quiere cargar una encuesta ya creada en el programa.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Escenario principal de éxito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">1-El usuario selecciona el botón “Importar Encuesta”.</text:p>
            <text:p text:style-name="P2">2-El usuario busca el archivo que contiene la encuesta a través de un menu del programa.</text:p>
            <text:p text:style-name="P2">3-El usuario confirma su selección.</text:p>
            <text:p text:style-name="P2">4-Se carga la encuesta en el programa y se muestra al usuario.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Extensiones (escenarios alternativos)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">4a- El formato no es compatible: se muestra un mensaje de error y la opción de seleccionar <text:s text:c="3"/>otro archivo o salir.</text:p>
            <text:p text:style-name="P2">4b- El formato es compatible pero no se ha podido cargar la encuesta en el programa: se hace saber esto al usuario y se le da la opción de escoger otro archivo o salir.</text:p>
            <text:p text:style-name="P2">4c-Ya existe una encuesta con ese nombre en el sistema: se ofrece la opción de renombrar la encuesta, cancelar la operación o seleccionar otra encuesta.</text:p>
          </table:table-cell>
          <table:covered-table-cell/>
          <table:covered-table-cell/>
          <table:covered-table-cell/>
        </table:table-row>
      </table:table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Caso de uso</text:p>
          </table:table-cell>
          <table:table-cell table:style-name="Tabla1.B1" office:value-type="string">
            <text:p text:style-name="P2">Exportar Encuesta</text:p>
          </table:table-cell>
          <table:table-cell table:style-name="Tabla1.A1" office:value-type="string">
            <text:p text:style-name="P2">Actor principal</text:p>
          </table:table-cell>
          <table:table-cell table:style-name="Tabla1.D1" office:value-type="string">
            <text:p text:style-name="P2">Usuario</text:p>
          </table:table-cell>
        </table:table-row>
        <table:table-row>
          <table:table-cell table:style-name="Tabla1.A2" table:number-columns-spanned="4" office:value-type="string">
            <text:p text:style-name="P2">Precondiciones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">-Existe al menos una encuesta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2">Disparador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">-El usuario quiere exportar una encuesta determinada.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2">Escenario principal de éxito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">1-El usuario selecciona el botón “Exportar Encuesta”.</text:p>
            <text:p text:style-name="P2">2-El usuario selecciona la encuesta de una lista, con opción de buscar por criterio.</text:p>
            <text:p text:style-name="P2">3-El usuario selecciona en que lugar de su sistema de ficheros quiere que sea exportada la encuesta.</text:p>
            <text:p text:style-name="P2">4-Se presenta la opción de exportar con un nombre distinto al del fichero, modificando el campo de nombre.</text:p>
            <text:p text:style-name="P2">5-El usuario confirma la selección</text:p>
            <text:p text:style-name="P2">6-El programa genera el archivo que contiene la encuesta en el sitio escogido.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2">Extensiones (escenarios alternativos)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">2a-La búsqueda tiene asociadas las mismas extensiones que con el caso de uso “Buscar en Lista”</text:p>
            <text:p text:style-name="P2">3a-Ya existe un fichero con ese nombre en el destino escogido: se muestra esto en mensaje de error y el usuario deberá cambiar el nombre o escoger otro lugar para continuar</text:p>
            <text:p text:style-name="P2">6a(o 3b)-El usuario no tiene permisos para crear un fichero en el destino escogido: debe escoger otro</text:p>
          </table:table-cell>
          <table:covered-table-cell/>
          <table:covered-table-cell/>
          <table:covered-table-cell/>
        </table:table-row>
      </table:table>
      <text:p text:style-name="P3"/>
      <text:p text:style-name="P3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">Caso de uso</text:p>
          </table:table-cell>
          <table:table-cell table:style-name="Tabla2.B1" office:value-type="string">
            <text:p text:style-name="P1">Buscar en Lista</text:p>
          </table:table-cell>
          <table:table-cell table:style-name="Tabla2.A1" office:value-type="string">
            <text:p text:style-name="P1">Actor principal</text:p>
          </table:table-cell>
          <table:table-cell table:style-name="Tabla2.D1" office:value-type="string">
            <text:p text:style-name="P1">Usuario</text:p>
          </table:table-cell>
        </table:table-row>
        <table:table-row>
          <table:table-cell table:style-name="Tabla2.A2" table:number-columns-spanned="4" office:value-type="string">
            <text:p text:style-name="P1">Precondiciones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4" office:value-type="string">
            <text:p text:style-name="P1">Disparador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p text:style-name="P1">-El usuario quiere visualizar el conjunto de encuestas en forma de lista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4" office:value-type="string">
            <text:p text:style-name="P1">Escenario principal de éxito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p text:style-name="P1">1-El usuario selecciona el botón “Ver Encuestas” o es presentado con una lista por otro caso de uso</text:p>
            <text:p text:style-name="P1">2-Se muestra una lista de nombres de encuestas ordenada con la opción de “Buscar encuesta por criterio”, que modificará el contenido de la lista dinámicamente según lo introducido por el usuario 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4" office:value-type="string">
            <text:p text:style-name="P1">Extensiones (escenarios alternativos)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p text:style-name="P1">2a-La lista esta vacía: se muestra un mensaje en la lista</text:p>
            <text:p text:style-name="P1">2b-Las extensiones de “Busca encuesta por criterio” al usar la casilla de búsqueda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style:font-name-asian="DejaVu Sans Mono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7T13:48:21.469858796</meta:creation-date>
    <dc:date>2017-03-12T14:13:20.27</dc:date>
    <meta:editing-duration>PT57M2S</meta:editing-duration>
    <meta:editing-cycles>4</meta:editing-cycles>
    <meta:generator>OpenOffice/4.1.2$Win32 OpenOffice.org_project/412m3$Build-9782</meta:generator>
    <meta:document-statistic meta:table-count="3" meta:image-count="0" meta:object-count="0" meta:page-count="2" meta:paragraph-count="49" meta:word-count="425" meta:character-count="2604"/>
  </office:meta>
</office:document-meta>
</file>